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5b9bd5" fo:font-size="36pt" fo:language="en" fo:country="US" style:font-size-asian="36pt" style:font-size-complex="36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9dee9" style:font-size-asian="10pt" style:font-name-complex="Arial1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b7384" style:font-size-asian="10pt" style:font-name-complex="Arial1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0b7384" officeooo:paragraph-rsid="000b7384" style:font-size-asian="10pt" style:font-name-complex="Arial1" style:font-size-complex="10pt"/>
    </style:style>
    <style:style style:name="P7" style:family="paragraph" style:parent-style-name="Frame_20_contents">
      <style:paragraph-properties fo:text-align="end" style:justify-single-word="false"/>
    </style:style>
    <style:style style:name="P8" style:family="paragraph" style:parent-style-name="Frame_20_contents">
      <style:paragraph-properties fo:text-align="end" style:justify-single-word="false"/>
      <style:text-properties officeooo:rsid="0009dee9" officeooo:paragraph-rsid="0009dee9"/>
    </style:style>
    <style:style style:name="P9" style:family="paragraph" style:parent-style-name="Title">
      <style:paragraph-properties fo:break-before="page"/>
      <style:text-properties officeooo:rsid="0009dee9" officeooo:paragraph-rsid="0009dee9"/>
    </style:style>
    <style:style style:name="P10" style:family="paragraph" style:parent-style-name="No_20_Spacing">
      <style:paragraph-properties fo:text-align="end" style:justify-single-word="false"/>
    </style:style>
    <style:style style:name="P11" style:family="paragraph" style:parent-style-name="No_20_Spacing">
      <style:paragraph-properties fo:text-align="end" style:justify-single-word="false"/>
      <style:text-properties fo:font-size="14pt" officeooo:rsid="0009dee9" officeooo:paragraph-rsid="0009dee9" style:font-size-asian="12.25pt" style:font-size-complex="14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text-properties style:font-name="Arial" fo:font-size="14pt" style:text-underline-style="solid" style:text-underline-width="auto" style:text-underline-color="font-color" officeooo:rsid="0009dee9" officeooo:paragraph-rsid="0009dee9" style:font-size-asian="14pt" style:font-name-complex="Arial1" style:font-size-complex="10pt"/>
    </style:style>
    <style:style style:name="P14" style:family="paragraph" style:parent-style-name="Standard">
      <style:text-properties style:font-name="Arial" fo:font-size="14pt" style:text-underline-style="solid" style:text-underline-width="auto" style:text-underline-color="font-color" officeooo:rsid="000cf9ce" officeooo:paragraph-rsid="000cf9ce" style:font-size-asian="14pt" style:font-name-complex="Arial1" style:font-size-complex="10pt"/>
    </style:style>
    <style:style style:name="P15" style:family="paragraph" style:parent-style-name="Standard">
      <style:text-properties style:font-name="Arial" fo:font-size="14pt" style:text-underline-style="solid" style:text-underline-width="auto" style:text-underline-color="font-color" officeooo:rsid="000cf9ce" officeooo:paragraph-rsid="0018dac8" style:font-size-asian="14pt" style:font-name-complex="Arial1" style:font-size-complex="10pt"/>
    </style:style>
    <style:style style:name="P16" style:family="paragraph" style:parent-style-name="Standard">
      <style:text-properties style:font-name="Arial" fo:font-size="14pt" style:text-underline-style="solid" style:text-underline-width="auto" style:text-underline-color="font-color" officeooo:rsid="000cf9ce" officeooo:paragraph-rsid="001a39cb" style:font-size-asian="14pt" style:font-name-complex="Arial1" style:font-size-complex="10pt"/>
    </style:style>
    <style:style style:name="P17" style:family="paragraph" style:parent-style-name="Standard">
      <style:text-properties style:font-name="Arial" fo:font-size="14pt" style:text-underline-style="solid" style:text-underline-width="auto" style:text-underline-color="font-color" officeooo:rsid="001580aa" officeooo:paragraph-rsid="001580aa" style:font-size-asian="14pt" style:font-name-complex="Arial1" style:font-size-complex="10pt"/>
    </style:style>
    <style:style style:name="P18" style:family="paragraph" style:parent-style-name="Standard">
      <style:text-properties style:font-name="Arial" fo:font-size="10pt" style:text-underline-style="none" officeooo:rsid="000cf9ce" officeooo:paragraph-rsid="000cf9ce" style:font-size-asian="8.75pt" style:font-name-complex="Arial1" style:font-size-complex="10pt"/>
    </style:style>
    <style:style style:name="P19" style:family="paragraph" style:parent-style-name="Standard">
      <style:text-properties style:font-name="Arial" fo:font-size="10pt" style:text-underline-style="none" officeooo:rsid="000edef5" officeooo:paragraph-rsid="000edef5" style:font-size-asian="8.75pt" style:font-name-complex="Arial1" style:font-size-complex="10pt"/>
    </style:style>
    <style:style style:name="P20" style:family="paragraph" style:parent-style-name="Standard">
      <style:text-properties style:font-name="Arial" fo:font-size="10pt" style:text-underline-style="none" officeooo:rsid="001580aa" officeooo:paragraph-rsid="001580aa" style:font-size-asian="8.75pt" style:font-name-complex="Arial1" style:font-size-complex="10pt"/>
    </style:style>
    <style:style style:name="P21" style:family="paragraph" style:parent-style-name="Standard">
      <style:text-properties style:font-name="Arial" fo:font-size="10pt" style:text-underline-style="none" officeooo:rsid="001729f3" officeooo:paragraph-rsid="001729f3" style:font-size-asian="8.75pt" style:font-name-complex="Arial1" style:font-size-complex="10pt"/>
    </style:style>
    <style:style style:name="P22" style:family="paragraph" style:parent-style-name="Standard">
      <style:text-properties style:font-name="Arial" fo:font-size="10pt" style:text-underline-style="none" officeooo:rsid="001729f3" officeooo:paragraph-rsid="0018dac8" style:font-size-asian="8.75pt" style:font-name-complex="Arial1" style:font-size-complex="10pt"/>
    </style:style>
    <style:style style:name="P23" style:family="paragraph" style:parent-style-name="Standard">
      <style:text-properties style:font-name="Arial" fo:font-size="10pt" style:text-underline-style="none" officeooo:rsid="001a39cb" officeooo:paragraph-rsid="001a39cb" style:font-size-asian="8.75pt" style:font-name-complex="Arial1" style:font-size-complex="10pt"/>
    </style:style>
    <style:style style:name="P24" style:family="paragraph" style:parent-style-name="Standard">
      <style:text-properties style:font-name="Arial" fo:font-size="10pt" style:text-underline-style="none" officeooo:rsid="001947c6" officeooo:paragraph-rsid="001947c6" style:font-size-asian="10pt" style:font-name-complex="Arial1" style:font-size-complex="10pt"/>
    </style:style>
    <style:style style:name="P25" style:family="paragraph" style:parent-style-name="Standard">
      <style:text-properties style:font-name="Arial" fo:font-size="10pt" style:text-underline-style="none" officeooo:rsid="001947c6" officeooo:paragraph-rsid="001a39cb" style:font-size-asian="10pt" style:font-name-complex="Arial1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b7384" style:font-size-asian="10pt" style:font-name-complex="Arial1" style:font-size-complex="10pt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09dee9" style:font-size-asian="10pt" style:font-name-complex="Arial1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0pt" officeooo:rsid="0009dee9" officeooo:paragraph-rsid="00156865" style:font-size-asian="10pt" style:font-name-complex="Arial1" style:font-size-complex="10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0pt" officeooo:rsid="00156865" officeooo:paragraph-rsid="00156865" style:font-size-asian="10pt" style:font-name-complex="Arial1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officeooo:rsid="000b7384" officeooo:paragraph-rsid="000b7384" style:font-size-asian="10pt" style:font-name-complex="Arial1" style:font-size-complex="10pt"/>
    </style:style>
    <style:style style:name="P31" style:family="paragraph" style:parent-style-name="Standard">
      <style:text-properties style:font-name="Arial" fo:font-size="10pt" style:text-underline-style="solid" style:text-underline-width="auto" style:text-underline-color="font-color" officeooo:rsid="001580aa" officeooo:paragraph-rsid="001580aa" style:font-size-asian="8.75pt" style:font-name-complex="Arial1" style:font-size-complex="10pt"/>
    </style:style>
    <style:style style:name="P32" style:family="paragraph" style:parent-style-name="Standard">
      <style:text-properties style:font-name="Arial" fo:font-size="10pt" style:text-underline-style="solid" style:text-underline-width="auto" style:text-underline-color="font-color" officeooo:rsid="001580aa" officeooo:paragraph-rsid="001729f3" style:font-size-asian="8.75pt" style:font-name-complex="Arial1" style:font-size-complex="10pt"/>
    </style:style>
    <style:style style:name="P33" style:family="paragraph" style:parent-style-name="Standard">
      <style:text-properties style:font-name="Arial" fo:font-size="10pt" style:text-underline-style="solid" style:text-underline-width="auto" style:text-underline-color="font-color" officeooo:rsid="001947c6" officeooo:paragraph-rsid="001947c6" style:font-size-asian="8.75pt" style:font-name-complex="Arial1" style:font-size-complex="10pt"/>
    </style:style>
    <style:style style:name="P34" style:family="paragraph" style:parent-style-name="Standard">
      <style:text-properties style:font-name="Arial" fo:font-size="10pt" style:text-underline-style="solid" style:text-underline-width="auto" style:text-underline-color="font-color" officeooo:rsid="001947c6" officeooo:paragraph-rsid="001a39cb" style:font-size-asian="8.75pt" style:font-name-complex="Arial1" style:font-size-complex="10pt"/>
    </style:style>
    <style:style style:name="P35" style:family="paragraph" style:parent-style-name="No_20_Spacing">
      <style:paragraph-properties fo:text-align="end" style:justify-single-word="false"/>
      <style:text-properties fo:color="#595959" fo:font-size="14pt" style:font-size-asian="14pt" style:font-size-complex="14pt"/>
    </style:style>
    <style:style style:name="P36" style:family="paragraph" style:parent-style-name="No_20_Spacing">
      <style:paragraph-properties fo:text-align="end" style:justify-single-word="false"/>
      <style:text-properties fo:color="#595959" fo:font-size="14pt" officeooo:rsid="0009dee9" officeooo:paragraph-rsid="0009dee9" style:font-size-asian="14pt" style:font-size-complex="14pt"/>
    </style:style>
    <style:style style:name="P37" style:family="paragraph" style:parent-style-name="Frame_20_contents">
      <style:paragraph-properties fo:text-align="end" style:justify-single-word="false"/>
      <style:text-properties fo:color="#404040" fo:font-size="18pt" fo:language="es" fo:country="ES" officeooo:rsid="0009dee9" officeooo:paragraph-rsid="0009dee9" style:font-size-asian="18pt" style:font-size-complex="18pt"/>
    </style:style>
    <style:style style:name="P38" style:family="paragraph">
      <style:paragraph-properties fo:text-align="center"/>
    </style:style>
    <style:style style:name="T1" style:family="text">
      <style:text-properties fo:text-transform="uppercase" fo:color="#5b9bd5" fo:font-size="32pt" style:font-size-asian="32pt" style:font-size-complex="32pt"/>
    </style:style>
    <style:style style:name="T2" style:family="text">
      <style:text-properties fo:text-transform="uppercase" fo:color="#5b9bd5" fo:font-size="32pt" officeooo:rsid="000edef5" style:font-size-asian="32pt" style:font-size-complex="32pt"/>
    </style:style>
    <style:style style:name="T3" style:family="text">
      <style:text-properties fo:color="#404040" fo:font-size="18pt" fo:language="es" fo:country="ES" style:font-size-asian="18pt" style:font-size-complex="18pt"/>
    </style:style>
    <style:style style:name="T4" style:family="text">
      <style:text-properties fo:color="#404040" fo:font-size="18pt" fo:language="es" fo:country="ES" officeooo:rsid="0009dee9" style:font-size-asian="18pt" style:font-size-complex="18pt"/>
    </style:style>
    <style:style style:name="T5" style:family="text">
      <style:text-properties fo:color="#404040" fo:font-size="18pt" fo:language="es" fo:country="ES" officeooo:rsid="000b7384" style:font-size-asian="18pt" style:font-size-complex="18pt"/>
    </style:style>
    <style:style style:name="T6" style:family="text">
      <style:text-properties fo:color="#595959" fo:font-size="14pt" style:font-size-asian="14pt" style:font-size-complex="14pt"/>
    </style:style>
    <style:style style:name="T7" style:family="text">
      <style:text-properties fo:color="#595959" fo:font-size="14pt" officeooo:rsid="0009dee9" style:font-size-asian="14pt" style:font-size-complex="14pt"/>
    </style:style>
    <style:style style:name="T8" style:family="text">
      <style:text-properties style:font-name="Arial" fo:font-size="10pt" style:text-underline-style="none" officeooo:rsid="001947c6" style:font-size-asian="10pt" style:font-name-complex="Arial1" style:font-size-complex="10pt"/>
    </style:style>
    <style:style style:name="T9" style:family="text">
      <style:text-properties style:font-name="Arial" fo:font-size="10pt" officeooo:rsid="00156865" style:font-size-asian="10pt" style:font-name-complex="Arial1" style:font-size-complex="10pt"/>
    </style:style>
    <style:style style:name="T10" style:family="text">
      <style:text-properties officeooo:rsid="000b7384"/>
    </style:style>
    <style:style style:name="T11" style:family="text">
      <style:text-properties officeooo:rsid="000cf9ce"/>
    </style:style>
    <style:style style:name="T12" style:family="text">
      <style:text-properties fo:font-weight="bold" officeooo:rsid="000b7384" style:font-weight-asian="bold" style:font-weight-complex="bold"/>
    </style:style>
    <style:style style:name="T13" style:family="text">
      <style:text-properties fo:font-weight="bold" officeooo:rsid="000cf9ce" style:font-weight-asian="bold" style:font-weight-complex="bold"/>
    </style:style>
    <style:style style:name="T14" style:family="text">
      <style:text-properties officeooo:rsid="00129622"/>
    </style:style>
    <style:style style:name="T15" style:family="text">
      <style:text-properties officeooo:rsid="0014173e"/>
    </style:style>
    <style:style style:name="T16" style:family="text">
      <style:text-properties officeooo:rsid="00156865"/>
    </style:style>
    <style:style style:name="T17" style:family="text">
      <style:text-properties officeooo:rsid="001729f3"/>
    </style:style>
    <style:style style:name="T18" style:family="text">
      <style:text-properties officeooo:rsid="0018b558"/>
    </style:style>
    <style:style style:name="T19" style:family="text">
      <style:text-properties officeooo:rsid="0018dac8"/>
    </style:style>
    <style:style style:name="T20" style:family="text">
      <style:text-properties officeooo:rsid="001a39cb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center" style:horizontal-rel="page" draw:fill="none" fo:padding-left="4.445cm" fo:padding-right="1.905cm" fo:padding-top="0cm" fo:padding-bottom="0cm" fo:border="0.06pt solid #000000"/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ge" style:horizontal-pos="from-left" style:horizontal-rel="page" draw:fill="none" fo:padding-left="4.445cm" fo:padding-right="1.905cm" fo:padding-top="0cm" fo:padding-bottom="0cm" fo:border="0.06pt solid #000000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width="0cm" draw:fill="solid" draw:fill-color="#5b9bd5" draw:textarea-horizontal-align="center" draw:textarea-vertical-align="middle" style:run-through="background"/>
    </style:style>
    <style:style style:name="gr3" style:family="graphic">
      <style:graphic-properties draw:stroke="none" svg:stroke-width="0cm" draw:fill="solid" draw:fill-color="#ffffff" draw:textarea-horizontal-align="center" draw:textarea-vertical-align="middl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Frame1" text:anchor-type="char" svg:y="0cm" svg:width="20.32cm" svg:height="10.107cm" draw:z-index="1"><draw:text-box><text:p text:style-name="P8"><text:span text:style-name="T2">7552 </text:span><text:span text:style-name="T1">TaLLER de programación II</text:span></text:p><text:p text:style-name="P7"><text:span text:style-name="T3">Trabajo Práctico </text:span><text:span text:style-name="T4">MensajerO – </text:span><text:span text:style-name="T5">Grupo 3</text:span></text:p><text:p text:style-name="P7"><text:span text:style-name="T4">1</text:span><text:span text:style-name="T3">C 201</text:span><text:span text:style-name="T4">5</text:span></text:p><text:p text:style-name="P7"/><text:p text:style-name="P37"/></draw:text-box></draw:frame><draw:g text:anchor-type="char" draw:z-index="0" draw:name="Grupo 149" draw:style-name="gr1"><draw:polygon draw:name="Rectángulo 51" draw:style-name="gr2" draw:text-style-name="P38" svg:width="20.319cm" svg:height="3.137cm" draw:transform="rotate (-3.14159265358979) translate (20.95425cm 3.13709722222222cm)" svg:viewBox="0 0 20320 3138" draw:points="20320,3138 0,3138 0,0 10262,1101 20320,106"><text:p/></draw:polygon><draw:rect draw:name="Rectángulo 151" draw:style-name="gr3" draw:text-style-name="P38" svg:width="20.321cm" svg:height="3.377cm" svg:x="0.635cm" svg:y="0cm"><text:p/></draw:rect></draw:g></text:p>
      <text:p text:style-name="P2"><draw:frame draw:style-name="fr2" draw:name="1" text:anchor-type="char" svg:x="0.635cm" svg:y="22.119cm" svg:width="20.32cm" svg:height="3.288cm" draw:z-index="2"><draw:text-box><text:p text:style-name="P35">Uriel Yair Kusnesov 93252</text:p><text:p text:style-name="P10"><text:span text:style-name="T6">M</text:span><text:span text:style-name="T7">ateo Bosco</text:span><text:span text:style-name="T6"> </text:span></text:p><text:p text:style-name="P35">Ramiro Doi 88634</text:p><text:p text:style-name="P36">Matias Capristo</text:p><text:p text:style-name="P11"/></draw:text-box></draw:frame></text:p>
      <text:p text:style-name="P9">Server</text:p>
      <text:p text:style-name="Standard"/>
      <text:p text:style-name="P13">Funcionalidades alcanzadas</text:p>
      <text:p text:style-name="P4">El server cuenta con las siguientes funcionalidades.</text:p>
      <text:p text:style-name="P5">- <text:span text:style-name="T12">Servicio de autenticacion</text:span><text:span text:style-name="T10">:</text:span></text:p>
      <text:p text:style-name="P5"><text:tab/>Creación y almacenamiento de nuevos usuarios.</text:p>
      <text:p text:style-name="P5"><text:tab/>Validación al momento de la creacion de usuarios ya existentes. Los mismos no pueden <text:tab/>registrarse con un nombre de usuario ya utlizado.</text:p>
      <text:p text:style-name="P5"><text:tab/><text:span text:style-name="T16">Los datos que se almacenan del usuario son:</text:span></text:p>
      <text:p text:style-name="P29"><text:tab/><text:tab/>- username</text:p>
      <text:p text:style-name="P29"><text:tab/><text:tab/>- password</text:p>
      <text:p text:style-name="P29"><text:tab/><text:tab/>- nombre</text:p>
      <text:p text:style-name="P29"><text:tab/><text:tab/>- estado</text:p>
      <text:p text:style-name="P29"><text:tab/><text:tab/>- token</text:p>
      <text:p text:style-name="P29"/>
      <text:p text:style-name="P4">- <text:span text:style-name="T12">Almacenamiento de conversaciones</text:span><text:span text:style-name="T10">:</text:span></text:p>
      <text:p text:style-name="P4"><text:tab/><text:span text:style-name="T10">Almacena los mensajes y las conversaciones instanciadas en la BD de rocksdb.</text:span></text:p>
      <text:p text:style-name="P4"><text:tab/><text:span text:style-name="T14">Se pueden obtener las conversaciones abiertas de un usuario</text:span></text:p>
      <text:p text:style-name="P4"><text:tab/><text:span text:style-name="T16">Los datos almacenados de los mensajes son:</text:span></text:p>
      <text:p text:style-name="P4"><text:tab/><text:tab/>- <text:span text:style-name="T16">emisor</text:span></text:p>
      <text:p text:style-name="P28"><text:tab/><text:tab/>- <text:span text:style-name="T16">receptor</text:span></text:p>
      <text:p text:style-name="P28"><text:tab/><text:tab/>- <text:span text:style-name="T16">body</text:span></text:p>
      <text:p text:style-name="P28"/>
      <text:p text:style-name="P28">- <text:span text:style-name="T12">Log</text:span><text:span text:style-name="T10">:</text:span></text:p>
      <text:p text:style-name="P6"><text:tab/>Cuenta con un logger mediante el cual se pueden loggear mensajes de 4 tipos (info, warn, <text:tab/>error, debug).</text:p>
      <text:p text:style-name="P6"><text:tab/><text:span text:style-name="T16">Cada linea de log esta compuesta por la fecha y hora, el tipo de log y el mensaje.</text:span></text:p>
      <text:p text:style-name="P6"/>
      <text:p text:style-name="P6">-<text:span text:style-name="T13">Servicio de administracion de perfil de usuario</text:span><text:span text:style-name="T11">:</text:span></text:p>
      <text:p text:style-name="P6"><text:tab/><text:span text:style-name="T11">Se puede consultar los datos de perfil de los usuario.</text:span></text:p>
      <text:p text:style-name="P3"/>
      <text:p text:style-name="P17"><text:soft-page-break/>Pruebas del servidor</text:p>
      <text:p text:style-name="P20">Para probar el servidor puede utilizarse el plugin de chrome “Postman” o por consola utilizando comandos CURL.</text:p>
      <text:p text:style-name="P20">Ejemplos con CURL:</text:p>
      <text:p text:style-name="P31">Crear usuario:</text:p>
      <text:p text:style-name="P20">curl --data '{"username": "<text:span text:style-name="T17">a</text:span>", "password": "<text:span text:style-name="T17">b</text:span>", "name": "<text:span text:style-name="T17">c</text:span>"}' -X POST localhost:8000/api/user</text:p>
      <text:p text:style-name="P21">(si esto se realiza de nuevo deberia devolver un error ya que el usuario es existente: <text:span text:style-name="T18">codigo de error = 6</text:span>)</text:p>
      <text:p text:style-name="P20"/>
      <text:p text:style-name="P32"><text:span text:style-name="T17">Login:</text:span></text:p>
      <text:p text:style-name="P21">curl -H "username:a" -H "password:b" localhost:8000/api/login</text:p>
      <text:p text:style-name="P14"/>
      <text:p text:style-name="P32"><text:span text:style-name="T17">Logout:</text:span></text:p>
      <text:p text:style-name="P21">curl -H "username:a" -H "token:3663726644998027833" localhost:8000/api/logout</text:p>
      <text:p text:style-name="P15"/>
      <text:p text:style-name="P33">SendMessage:</text:p>
      <text:p text:style-name="P24">curl --data '{"emisor": "a", "receptor:": "z", "body": "mensaje2"}' -H "username:a" -H "token:366376644998027833" -X POST <text:a xlink:type="simple" xlink:href="http://localhost:8000/api/message">http://localhost:8000/api/message</text:a></text:p>
      <text:p text:style-name="P24"/>
      <text:p text:style-name="P33">GetMessages:</text:p>
      <text:p text:style-name="P24">curl -H "username:a" -H "token:366376644998027833" -X GET <text:a xlink:type="simple" xlink:href="http://localhost:8000/api/message">http://localhost:8000/api/message</text:a>?username=z</text:p>
      <text:p text:style-name="P24"/>
      <text:p text:style-name="P34">Get<text:span text:style-name="T20">Conversations</text:span>:</text:p>
      <text:p text:style-name="P23">(todas)</text:p>
      <text:p text:style-name="P25">curl -H "username:a" -H "token:366376644998027833" -X GET <text:a xlink:type="simple" xlink:href="http://localhost:8000/api/message">http://localhost:8000/api/</text:a><text:span text:style-name="T20">conversation</text:span></text:p>
      <text:p text:style-name="P23">(particular)</text:p>
      <text:p text:style-name="P25">curl -H "username:a" -H "token:366376644998027833" -X GET <text:a xlink:type="simple" xlink:href="http://localhost:8000/api/message">http://localhost:8000/api/</text:a><text:span text:style-name="T20">conversation?username=z</text:span></text:p>
      <text:p text:style-name="P16"/>
      <text:p text:style-name="P16"/>
      <text:p text:style-name="P16"/>
      <text:p text:style-name="P16"><text:soft-page-break/>Librerias utilizadas</text:p>
      <text:p text:style-name="P18">El servidor se integra con las librerias requeridas por el proyecto.</text:p>
      <text:p text:style-name="P19">La instalación de las mismas esta explicada en el readme.</text:p>
      <text:p text:style-name="P18">- rocksdb</text:p>
      <text:p text:style-name="P18">- jsoncpp</text:p>
      <text:p text:style-name="P18">- mongoose</text:p>
      <text:p text:style-name="P18">-<text:span text:style-name="T15">gt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AR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fo:language="en" fo:country="U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  <style:text-properties fo:language="en" fo:country="US"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language="en" fo:country="US" style:font-name-complex="DejaVu Sans" style:font-family-complex="'DejaVu Sans'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size-asian="16pt" style:font-name-complex="DejaVu Sans" style:font-family-complex="'DejaVu Sans'" style:font-family-generic-complex="system" style:font-pitch-complex="variable" style:font-size-complex="16pt"/>
    </style:style>
    <style:style style:name="Puesto_20_Car" style:display-name="Puest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size-asian="28pt" style:font-name-complex="DejaVu Sans" style:font-family-complex="'DejaVu Sans'" style:font-family-generic-complex="system" style:font-pitch-complex="variable" style:font-size-complex="2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Sin_20_espaciado_20_Car" style:display-name="Sin espaciado Car" style:family="text" style:parent-style-name="Default_20_Paragraph_20_Font">
      <style:text-properties fo:language="en" fo:country="US" style:font-name-complex="DejaVu Sans" style:font-family-complex="'DejaVu Sans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o_20_de_20_globo_20_Car" style:display-name="Texto de globo C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49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  <style:footer-first>
        <text:p text:style-name="MP1"><text:page-number text:select-page="current">2</text:page-number></text:p>
        <text:p text:style-name="Footer"/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7510 Técnicas de diseño</dc:title>
    <dc:subject>Trabajo Práctico Pacman - Grupo 4</dc:subject>
    <meta:initial-creator>Uriel Yair Kusnesov 93252</meta:initial-creator>
    <meta:editing-cycles>18</meta:editing-cycles>
    <meta:creation-date>2014-09-16T16:27:00</meta:creation-date>
    <dc:date>2015-04-27T18:28:14.648218975</dc:date>
    <meta:editing-duration>PT1H27M52S</meta:editing-duration>
    <meta:generator>LibreOffice/4.2.7.2$Linux_X86_64 LibreOffice_project/420m0$Build-2</meta:generator>
    <meta:document-statistic meta:table-count="0" meta:image-count="0" meta:object-count="0" meta:page-count="4" meta:paragraph-count="59" meta:word-count="325" meta:character-count="2291" meta:non-whitespace-character-count="19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